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>
      <style:paragraph-properties fo:text-align="start"/>
      <style:text-properties style:text-line-through-style="none" style:font-name="Arial" fo:font-size="12pt" fo:font-style="normal" style:text-underline-style="none" fo:font-weight="bold"/>
    </style:style>
    <style:style style:name="T1" style:family="text">
      <style:text-properties fo:color="#808080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true">
        <form:form form:name="FormTest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meDoTestador" form:control-implementation="ooo:com.sun.star.form.component.TextField" xml:id="control1" form:id="control1" form:current-value="JRiboy Brasileiro da Ordem do Progresso" form:value="JRiboy Brasileiro da Ordem do Progress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uncaoDoTestador" form:control-implementation="ooo:com.sun.star.form.component.TextField" xml:id="control2" form:id="control2" form:current-value="Developer" form:value="Develope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omeDoTeste" form:control-implementation="ooo:com.sun.star.form.component.TextField" xml:id="control3" form:id="control3" form:current-value="A definir..." form:value="A definir..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" svg:width="12.001cm" svg:height="1.026cm" svg:x="5.636cm" svg:y="4.812cm" draw:control="control1"/>
      <draw:control text:anchor-type="page" text:anchor-page-number="1" draw:z-index="1" draw:style-name="gr1" draw:text-style-name="P2" svg:width="12.001cm" svg:height="1.026cm" svg:x="5.636cm" svg:y="5.837cm" draw:control="control2"/>
      <draw:control text:anchor-type="page" text:anchor-page-number="1" draw:z-index="2" draw:style-name="gr1" draw:text-style-name="P2" svg:width="12.001cm" svg:height="1.026cm" svg:x="5.636cm" svg:y="6.862cm" draw:control="control3"/>
      <text:p text:style-name="P1"><text:span text:style-name="T1">ARQUIVO INSUMO DE TESTES</text:span> </text:p>
      <text:p text:style-name="P1"/>
      <text:p text:style-name="Standard"/>
      <text:p text:style-name="Standard">Nome do testador: </text:p>
      <text:p text:style-name="Standard"/>
      <text:p text:style-name="Standard">Função: <text:s text:c="16"/></text:p>
      <text:p text:style-name="Standard"/>
      <text:p text:style-name="Standard">Test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3T11:06:41.58</meta:creation-date>
    <meta:editing-cycles>3</meta:editing-cycles>
    <meta:editing-duration>PT20M6S</meta:editing-duration>
    <dc:description>Arquivo para ser usando em testes.</dc:description>
    <meta:keyword>Teste</meta:keyword>
    <meta:keyword>JRimum</meta:keyword>
    <dc:subject>Caso de teste</dc:subject>
    <dc:title>Arquivo para insumo em testes</dc:title>
    <meta:generator>BrOffice/3.3$Win32 LibreOffice_project/330m19$Build-8</meta:generator>
    <meta:initial-creator>Gilmar P.S.L.</meta:initial-creator>
    <dc:date>2011-09-23T16:57:04.05</dc:date>
    <dc:creator>Gilmar P.S.L.</dc:creator>
    <meta:document-statistic meta:table-count="0" meta:image-count="0" meta:object-count="0" meta:page-count="1" meta:paragraph-count="4" meta:word-count="9" meta:character-count="73"/>
  </office:meta>
</office:document-meta>
</file>